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Consolas, monospace"/>
    <style:font-face style:name="monospace" svg:font-family="monospace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bd8cb" officeooo:paragraph-rsid="000bd8cb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bd8cb" officeooo:paragraph-rsid="000bd8cb"/>
    </style:style>
    <style:style style:name="P3" style:family="paragraph" style:parent-style-name="Standard">
      <style:paragraph-properties fo:text-align="justify" style:justify-single-word="false"/>
      <style:text-properties style:text-underline-style="none" officeooo:rsid="000bd8cb" officeooo:paragraph-rsid="000bd8cb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444444" style:font-name="Monaco" fo:font-size="9.75pt" fo:letter-spacing="normal" fo:font-style="normal" style:text-underline-style="none" fo:font-weight="normal" officeooo:rsid="000bd8cb" officeooo:paragraph-rsid="000bd8cb" loext:padding-left="0in" loext:padding-right="0in" loext:padding-top="0in" loext:padding-bottom="0.0193in" loext:border-left="none" loext:border-right="none" loext:border-top="none" loext:border-bottom="0.06pt solid #cccccc"/>
    </style:style>
    <style:style style:name="P5" style:family="paragraph" style:parent-style-name="Standard">
      <style:paragraph-properties fo:text-align="justify" style:justify-single-word="false"/>
      <style:text-properties fo:color="#0000ff" style:text-underline-style="none" officeooo:rsid="000bd8cb" officeooo:paragraph-rsid="000bd8cb"/>
    </style:style>
    <style:style style:name="P6" style:family="paragraph" style:parent-style-name="Standard">
      <style:paragraph-properties fo:text-align="justify" style:justify-single-word="false"/>
      <style:text-properties fo:color="#000000" style:text-underline-style="none" officeooo:rsid="000d551d" officeooo:paragraph-rsid="000d551d"/>
    </style:style>
    <style:style style:name="P7" style:family="paragraph" style:parent-style-name="Standard">
      <style:paragraph-properties fo:text-align="justify" style:justify-single-word="false"/>
      <style:text-properties fo:color="#000000" style:text-underline-style="none" officeooo:rsid="000d551d" officeooo:paragraph-rsid="000bd8cb"/>
    </style:style>
    <style:style style:name="P8" style:family="paragraph" style:parent-style-name="Standard">
      <style:paragraph-properties fo:text-align="justify" style:justify-single-word="false"/>
      <style:text-properties fo:color="#000000" style:text-underline-style="none" officeooo:rsid="000d551d" officeooo:paragraph-rsid="00143673"/>
    </style:style>
    <style:style style:name="P9" style:family="paragraph" style:parent-style-name="Standard">
      <style:paragraph-properties fo:text-align="justify" style:justify-single-word="false"/>
      <style:text-properties fo:color="#000000" style:text-underline-style="none" officeooo:rsid="000d551d" officeooo:paragraph-rsid="000e7e16"/>
    </style:style>
    <style:style style:name="P10" style:family="paragraph" style:parent-style-name="Standard">
      <style:paragraph-properties fo:text-align="justify" style:justify-single-word="false"/>
      <style:text-properties fo:color="#000000" style:text-underline-style="none" officeooo:rsid="000d551d" officeooo:paragraph-rsid="0016fc40"/>
    </style:style>
    <style:style style:name="P11" style:family="paragraph" style:parent-style-name="Standard">
      <style:paragraph-properties fo:margin-left="0.1043in" fo:margin-right="0.1043in" fo:margin-top="0in" fo:margin-bottom="0in" loext:contextual-spacing="false" fo:orphans="2" fo:widows="2" fo:text-indent="0in" style:auto-text-indent="false"/>
      <style:text-properties fo:color="#000000" style:font-name="monospace" fo:background-color="#ffffff"/>
    </style:style>
    <style:style style:name="T1" style:family="text">
      <style:text-properties fo:color="#990099"/>
    </style:style>
    <style:style style:name="T2" style:family="text">
      <style:text-properties fo:color="#ff9900"/>
    </style:style>
    <style:style style:name="T3" style:family="text">
      <style:text-properties fo:font-variant="normal" fo:text-transform="none" fo:color="#235a81" style:text-line-through-style="none" style:text-line-through-type="none" style:font-name="monospace" fo:font-size="9.75pt" fo:letter-spacing="normal" fo:font-style="normal" fo:font-weight="normal" style:text-blinking="false" fo:background-color="#e5e5e5" loext:char-shading-value="0" loext:padding-left="0in" loext:padding-right="0in" loext:padding-top="0in" loext:padding-bottom="0.0193in" loext:border-left="none" loext:border-right="none" loext:border-top="none" loext:border-bottom="0.06pt dotted #000000"/>
    </style:style>
    <style:style style:name="T4" style:family="text">
      <style:text-properties fo:font-variant="normal" fo:text-transform="none" fo:color="#444444" style:font-name="monospace" fo:font-size="9.75pt" fo:letter-spacing="normal" fo:font-style="normal" fo:font-weight="normal" fo:background-color="#e5e5e5" loext:char-shading-value="0"/>
    </style:style>
    <style:style style:name="T5" style:family="text">
      <style:text-properties fo:font-variant="normal" fo:text-transform="none" fo:color="#770088" style:font-name="monospace" fo:font-size="9.75pt" fo:letter-spacing="normal" fo:font-style="normal" fo:font-weight="normal" fo:background-color="#e5e5e5" loext:char-shading-value="0"/>
    </style:style>
    <style:style style:name="T6" style:family="text">
      <style:text-properties fo:font-variant="normal" fo:text-transform="none" fo:color="#0055aa" style:font-name="monospace" fo:font-size="9.75pt" fo:letter-spacing="normal" fo:font-style="normal" fo:font-weight="normal" fo:background-color="#e5e5e5" loext:char-shading-value="0"/>
    </style:style>
    <style:style style:name="T7" style:family="text">
      <style:text-properties fo:font-variant="normal" fo:text-transform="none" fo:color="#aa1111" style:font-name="monospace" fo:font-size="9.75pt" fo:letter-spacing="normal" fo:font-style="normal" fo:font-weight="normal" fo:background-color="#e5e5e5" loext:char-shading-value="0"/>
    </style:style>
    <style:style style:name="T8" style:family="text">
      <style:text-properties fo:font-variant="normal" fo:text-transform="none" fo:color="#0000ff" style:font-name="monospace" fo:font-size="9.75pt" fo:letter-spacing="normal" fo:font-style="normal" fo:font-weight="normal" fo:background-color="#e5e5e5" loext:char-shading-value="0"/>
    </style:style>
    <style:style style:name="T9" style:family="text">
      <style:text-properties fo:font-variant="normal" fo:text-transform="none" fo:color="#0000ff" style:font-name="monospace" fo:font-size="9.75pt" fo:letter-spacing="normal" fo:font-style="normal" fo:font-weight="normal" officeooo:rsid="000e7e16" fo:background-color="#e5e5e5" loext:char-shading-value="0"/>
    </style:style>
    <style:style style:name="T10" style:family="text">
      <style:text-properties fo:font-variant="normal" fo:text-transform="none" fo:color="#0000ff" style:font-name="monospace" fo:font-size="9.75pt" fo:letter-spacing="normal" fo:font-style="normal" fo:font-weight="normal" officeooo:rsid="0012bca5" fo:background-color="#e5e5e5" loext:char-shading-value="0"/>
    </style:style>
    <style:style style:name="T11" style:family="text">
      <style:text-properties fo:font-variant="normal" fo:text-transform="none" fo:color="#0000ff" style:font-name="monospace" fo:font-size="9.75pt" fo:letter-spacing="normal" fo:font-style="normal" fo:font-weight="normal" officeooo:rsid="00151fc4" fo:background-color="#e5e5e5" loext:char-shading-value="0"/>
    </style:style>
    <style:style style:name="T12" style:family="text">
      <style:text-properties fo:font-variant="normal" fo:text-transform="none" style:font-name="monospace" fo:font-size="9.75pt" fo:letter-spacing="normal" fo:font-style="normal" fo:font-weight="normal" officeooo:rsid="00143673" fo:background-color="#e5e5e5" loext:char-shading-value="0"/>
    </style:style>
    <style:style style:name="T13" style:family="text">
      <style:text-properties fo:font-variant="normal" fo:text-transform="none" style:font-name="monospace" fo:font-size="9.75pt" fo:letter-spacing="normal" fo:font-style="normal" fo:font-weight="normal" officeooo:rsid="0016fbc4" fo:background-color="#e5e5e5" loext:char-shading-value="0"/>
    </style:style>
    <style:style style:name="T14" style:family="text">
      <style:text-properties fo:font-variant="normal" fo:text-transform="none" style:font-name="monospace" fo:font-size="9.75pt" fo:letter-spacing="normal" fo:font-style="normal" fo:font-weight="normal" officeooo:rsid="0016fc40" fo:background-color="#e5e5e5" loext:char-shading-value="0"/>
    </style:style>
    <style:style style:name="T15" style:family="text">
      <style:text-properties fo:font-variant="normal" fo:text-transform="none" fo:color="#000000" style:font-name="monospace" fo:font-size="9.75pt" fo:letter-spacing="normal" fo:font-style="normal" style:text-underline-style="none" fo:font-weight="normal" officeooo:rsid="000d551d" fo:background-color="#e5e5e5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S SUR LES BASES DE DONNEES</text:p>
      <text:p text:style-name="P2"/>
      <text:p text:style-name="P2"/>
      <text:p text:style-name="P1"/>
      <text:p text:style-name="P5">-Afficher tous les obstacles avec leur niveau de difficultés:</text:p>
      <text:p text:style-name="P3"/>
      <text:p text:style-name="P4"><text:span text:style-name="T1">SELECT</text:span> nomObstacle,noteMinim,libelle,bonus <text:span text:style-name="T1">FROM</text:span> Obstacle o,niveauDifficulte nd <text:span text:style-name="T1">WHERE</text:span> o<text:span text:style-name="T2">.codeNiveau</text:span>=nd<text:span text:style-name="T2">.codeNiveau</text:span></text:p>
      <text:p text:style-name="P11"/>
      <text:p text:style-name="P5">-Afficher la participation d’un soldat à une date donée:</text:p>
      <text:p text:style-name="P5"/>
      <text:p text:style-name="P7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3">SELECT</text:span></text:span></text:a><text:span text:style-name="Source_20_Text"><text:span text:style-name="T4"> nomObstacle,libelle,noteMinim,noteInstructeur,bonus,role,bonus+noteInstructeur </text:span></text:span><text:span text:style-name="Source_20_Text"><text:span text:style-name="T5">as</text:span></text:span><text:span text:style-name="Source_20_Text"><text:span text:style-name="T4"> noteFinale </text:span></text:span><text:span text:style-name="Source_20_Text"><text:span text:style-name="T5">FROM</text:span></text:span><text:span text:style-name="Source_20_Text"><text:span text:style-name="T4"> Soldat s ,Passer pass,Participation p,niveauDifficulte nd,Obstacle o </text:span></text:span><text:span text:style-name="Source_20_Text"><text:span text:style-name="T5">WHERE</text:span></text:span><text:span text:style-name="Source_20_Text"><text:span text:style-name="T4"> s</text:span></text:span><text:span text:style-name="Source_20_Text"><text:span text:style-name="T6">.idSoldat</text:span></text:span><text:span text:style-name="Source_20_Text"><text:span text:style-name="T4">= p</text:span></text:span><text:span text:style-name="Source_20_Text"><text:span text:style-name="T6">.idSoldat</text:span></text:span><text:span text:style-name="Source_20_Text"><text:span text:style-name="T4"> </text:span>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<text:span text:style-name="T3">AND</text:span></text:span></text:a><text:span text:style-name="Source_20_Text"><text:span text:style-name="T4"> pass</text:span></text:span><text:span text:style-name="Source_20_Text"><text:span text:style-name="T6">.numParticipation</text:span></text:span><text:span text:style-name="Source_20_Text"><text:span text:style-name="T4">=p</text:span></text:span><text:span text:style-name="Source_20_Text"><text:span text:style-name="T6">.numParticipation</text:span></text:span><text:span text:style-name="Source_20_Text"><text:span text:style-name="T4"> </text:span>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<text:span text:style-name="T3">AND</text:span></text:span></text:a><text:span text:style-name="Source_20_Text"><text:span text:style-name="T4"> o</text:span></text:span><text:span text:style-name="Source_20_Text"><text:span text:style-name="T6">.numObstacle</text:span></text:span><text:span text:style-name="Source_20_Text"><text:span text:style-name="T4">=pass</text:span></text:span><text:span text:style-name="Source_20_Text"><text:span text:style-name="T6">.numObstacle</text:span></text:span><text:span text:style-name="Source_20_Text"><text:span text:style-name="T4"> </text:span>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<text:span text:style-name="T3">AND</text:span></text:span></text:a><text:span text:style-name="Source_20_Text"><text:span text:style-name="T4"> nd</text:span></text:span><text:span text:style-name="Source_20_Text"><text:span text:style-name="T6">.codeNiveau</text:span></text:span><text:span text:style-name="Source_20_Text"><text:span text:style-name="T4">=o</text:span></text:span><text:span text:style-name="Source_20_Text"><text:span text:style-name="T6">.codeNiveau</text:span></text:span><text:span text:style-name="Source_20_Text"><text:span text:style-name="T4"> </text:span>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<text:span text:style-name="T3"> </text:span></text:span><text:span text:style-name="Source_20_Text"><text:span text:style-name="T4">p</text:span></text:span><text:span text:style-name="Source_20_Text"><text:span text:style-name="T6">.date</text:span></text:span><text:span text:style-name="Source_20_Text"><text:span text:style-name="T4">=</text:span></text:span><text:span text:style-name="Source_20_Text"><text:span text:style-name="T7">'2018-01-05'</text:span></text:span></text:p>
      <text:p text:style-name="P7"><text:span text:style-name="Source_20_Text"><text:span text:style-name="T7"/></text:span></text:p>
      <text:p text:style-name="P6"><text:span text:style-name="Source_20_Text"><text:span text:style-name="T8">-Pour un soldat pour une participation </text:span></text:span><text:span text:style-name="Source_20_Text"><text:span text:style-name="T10">donnée:</text:span></text:span></text:p>
      <text:p text:style-name="P6"><text:span text:style-name="Source_20_Text"><text:span text:style-name="T8"/></text:span></text:p>
      <text:p text:style-name="P6"><text:span text:style-name="Source_20_Text"><text:span text:style-name="T8"><text:s text:c="2"/>*Affich</text:span></text:span><text:span text:style-name="Source_20_Text"><text:span text:style-name="T10">e</text:span></text:span><text:span text:style-name="Source_20_Text"><text:span text:style-name="T8">r les obstacles qu’il a validé</text:span></text:span></text:p>
      <text:p text:style-name="P6"><text:span text:style-name="Source_20_Text"><text:span text:style-name="T8"/></text:span></text:p>
      <text:p text:style-name="P10"><text:span text:style-name="Source_20_Text"><text:span text:style-name="T13">SELECT nom,prenom,nomObstacle,date,noteMinim,noteInstructeur,bonus+noteInstructeur as noteFinale FROM Soldat s, Obstacle o,Participation p,Passer pass,niveauDifficulte nd WHERE s.idSoldat=p.idSoldat AND o.numObstacle=pass.numObstacle AND p.numParticipation=pass.numParticipation AND nd.codeniveau=o.codeNiveau AND noteMinim&gt;=noteFinale </text:span></text:span><text:span text:style-name="Source_20_Text"><text:span text:style-name="T14"><text:s/></text:span></text:span><text:span text:style-name="Source_20_Text"><text:span text:style-name="T13">AND </text:span></text:span><text:span text:style-name="Source_20_Text"><text:span text:style-name="T14">date=</text:span></text:span><text:span text:style-name="Source_20_Text"><text:span text:style-name="T7">'2018-01-05'</text:span></text:span></text:p>
      <text:p text:style-name="P8"><text:span text:style-name="Source_20_Text"><text:span text:style-name="T12"/></text:span></text:p>
      <text:p text:style-name="P6"><text:span text:style-name="Source_20_Text"><text:span text:style-name="T8"/></text:span></text:p>
      <text:p text:style-name="P6"><text:span text:style-name="Source_20_Text"><text:span text:style-name="T8"><text:s text:c="2"/>*</text:span></text:span><text:span text:style-name="Source_20_Text"><text:span text:style-name="T9">les obstacles qu’il n’a pas validé</text:span></text:span></text:p>
      <text:p text:style-name="P6"><text:span text:style-name="Source_20_Text"><text:span text:style-name="T9"/></text:span></text:p>
      <text:p text:style-name="P10"><text:span text:style-name="Source_20_Text"><text:span text:style-name="T13">SELECT nom,prenom,nomObstacle,date,noteMinim,noteInstructeur,bonus+noteInstructeur as noteFinale FROM Soldat s, Obstacle o,Participation p,Passer pass,niveauDifficulte nd WHERE s.idSoldat=p.idSoldat AND o.numObstacle=pass.numObstacle AND p.numParticipation=pass.numParticipation AND nd.codeniveau=o.codeNiveau AND noteMinim&lt;=noteFinale <text:s/></text:span></text:span><text:span text:style-name="Source_20_Text"><text:span text:style-name="T14">AND date=</text:span></text:span><text:span text:style-name="Source_20_Text"><text:span text:style-name="T7">'2018-01-05'</text:span></text:span></text:p>
      <text:p text:style-name="P6"><text:span text:style-name="Source_20_Text"><text:span text:style-name="T9"/></text:span></text:p>
      <text:p text:style-name="P9"><text:span text:style-name="Source_20_Text"><text:span text:style-name="T9">-Afficher l</text:span></text:span><text:span text:style-name="Source_20_Text"><text:span text:style-name="T11">e</text:span></text:span><text:span text:style-name="Source_20_Text"><text:span text:style-name="T9">s soldats qui n’ont rien validé pour une participation</text:span></text:span></text:p>
      <text:p text:style-name="P9"><text:span text:style-name="Source_20_Text"><text:span text:style-name="T9"/></text:span></text:p>
      <text:p text:style-name="P10"><text:span text:style-name="Source_20_Text"><text:span text:style-name="T13">SELECT nom,prenom,nomObstacle,date,noteMinim,noteInstructeur,bonus+noteInstructeur as noteFinale FROM Soldat s, Obstacle o,Participation p,Passer pass,niveauDifficulte nd WHERE s.idSoldat=p.idSoldat AND o.numObstacle=pass.numObstacle AND p.numParticipation=pass.numParticipation AND nd.codeniveau=o.codeNiveau AND noteMinim&lt;=noteFinale </text:span></text:span></text:p>
      <text:p text:style-name="P10"><text:span text:style-name="Source_20_Text"><text:span text:style-name="T15"/></text:span></text:p>
      <text:p text:style-name="P9"><text:span text:style-name="Source_20_Text"><text:span text:style-name="T9">qui ont tout validé pour une participation</text:span></text:span></text:p>
      <text:p text:style-name="P9"><text:span text:style-name="Source_20_Text"><text:span text:style-name="T9"/></text:span></text:p>
      <text:p text:style-name="P10"><text:span text:style-name="Source_20_Text"><text:span text:style-name="T13">SELECT nom,prenom,nomObstacle,date,noteMinim,noteInstructeur,bonus+noteInstructeur as noteFinale FROM Soldat s, Obstacle o,Participation p,Passer pass,niveauDifficulte nd WHERE s.idSoldat=p.idSoldat AND o.numObstacle=pass.numObstacle AND p.numParticipation=pass.numParticipation AND nd.codeniveau=o.codeNiveau AND noteMinim&gt;=noteFinale</text:span></text:span></text:p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, Consolas, monospace"/>
    <style:font-face style:name="monospace" svg:font-family="monospace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5:03:00.801118634</meta:creation-date>
    <dc:date>2018-01-08T22:42:18.432710543</dc:date>
    <meta:editing-duration>PT2H18M42S</meta:editing-duration>
    <meta:editing-cycles>7</meta:editing-cycles>
    <meta:generator>LibreOffice/5.3.1.2$Linux_X86_64 LibreOffice_project/30m0$Build-2</meta:generator>
    <meta:document-statistic meta:table-count="0" meta:image-count="0" meta:object-count="0" meta:page-count="1" meta:paragraph-count="15" meta:word-count="183" meta:character-count="2218" meta:non-whitespace-character-count="2041"/>
  </office:meta>
</office:document-meta>
</file>